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15.65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20.95mm"/>
    </style:style>
    <style:style style:name="co6" style:family="table-column">
      <style:table-column-properties fo:break-before="auto" style:column-width="56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Bill of Material – Heavy Rubber Wallet</text:p>
          </table:table-cell>
          <table:covered-table-cell table:style-name="ce2"/>
          <table:covered-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jectname:</text:p>
          </table:table-cell>
          <table:table-cell office:value-type="string" calcext:value-type="string">
            <text:p>Heavy Rubber Wall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019/09/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of Designer:</text:p>
          </table:table-cell>
          <table:table-cell office:value-type="string" calcext:value-type="string">
            <text:p>Latexd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 Link:</text:p>
          </table:table-cell>
          <table:table-cell office:value-type="string" calcext:value-type="string">
            <text:p><text:a xlink:href="https://github.com/latexdoc/Heavy-Rubber-Wallet" xlink:type="simple">https://github.com/latexdoc/Heavy-Rubber-Walle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Price:</text:p>
          </table:table-cell>
          <table:table-cell table:style-name="ce3" table:formula="of:=SUM([.D11:.D31])" office:value-type="currency" office:currency="EUR" office:value="21.25" calcext:value-type="currency">
            <text:p>21,25 €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 Post, 8mm</text:p>
          </table:table-cell>
          <table:table-cell office:value-type="float" office:value="22" calcext:value-type="float">
            <text:p>22</text:p>
          </table:table-cell>
          <table:table-cell office:value-type="currency" office:currency="EUR" office:value="4.62" calcext:value-type="currency">
            <text:p>4,62 €</text:p>
          </table:table-cell>
          <table:table-cell office:value-type="string" calcext:value-type="string">
            <text:p><text:a xlink:href="https://www.amazon.de/gp/product/B01BU2SCT2" xlink:type="simple">https://www.amazon.de/gp/product/B01BU2SCT2</text:a></text:p>
          </table:table-cell>
          <table:table-cell/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Set of Buttons, 2 piec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.95" calcext:value-type="currency">
            <text:p>14,95 €</text:p>
          </table:table-cell>
          <table:table-cell office:value-type="string" calcext:value-type="string">
            <text:p><text:a xlink:href="https://www.loxx.shop/neu/loxx-box-lifestyle-standard-henry-nickel/a-502" xlink:type="simple">https://www.loxx.shop/neu/loxx-box-lifestyle-standard-henry-nickel/a-502</text:a></text:p>
          </table:table-cell>
          <table:table-cell/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Back- and Frontpiece, 170*220mm²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4" calcext:value-type="currency">
            <text:p>0,94 €</text:p>
          </table:table-cell>
          <table:table-cell office:value-type="string" calcext:value-type="string">
            <text:p><text:a xlink:href="https://www.amazon.de/gp/product/B0043BO6QQ" xlink:type="simple">https://www.amazon.de/gp/product/B0043BO6QQ</text:a></text:p>
          </table:table-cell>
          <table:table-cell office:value-type="string" calcext:value-type="string">
            <text:p>Heavy Rubber, 4mm, with textile</text:p>
          </table:table-cell>
        </table:table-row>
        <table:table-row table:style-name="ro1">
          <table:table-cell table:formula="of:=[.A13]+1" office:value-type="float" office:value="4" calcext:value-type="float">
            <text:p>4</text:p>
          </table:table-cell>
          <table:table-cell office:value-type="string" calcext:value-type="string">
            <text:p>Sides, 100*60mm²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string" calcext:value-type="string">
            <text:p><text:a xlink:href="https://www.amazon.de/gp/product/B0043BPUL6" xlink:type="simple">https://www.amazon.de/gp/product/B0043BPUL6</text:a></text:p>
          </table:table-cell>
          <table:table-cell office:value-type="string" calcext:value-type="string">
            <text:p>Heavy Rubber, 2mm</text:p>
          </table:table-cell>
        </table:table-row>
        <table:table-row table:style-name="ro1">
          <table:table-cell table:formula="of:=[.A14]+1" office:value-type="float" office:value="5" calcext:value-type="float">
            <text:p>5</text:p>
          </table:table-cell>
          <table:table-cell office:value-type="string" calcext:value-type="string">
            <text:p>Belt buckle, 30*80mm²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string" calcext:value-type="string">
            <text:p><text:a xlink:href="https://www.amazon.de/gp/product/B0043BO6QQ" xlink:type="simple">https://www.amazon.de/gp/product/B0043BO6QQ</text:a></text:p>
          </table:table-cell>
          <table:table-cell office:value-type="string" calcext:value-type="string">
            <text:p>Heavy Rubber, 4mm, with textile</text:p>
          </table:table-cell>
        </table:table-row>
        <table:table-row table:style-name="ro1">
          <table:table-cell table:formula="of:=[.A15]+1" office:value-type="float" office:value="6" calcext:value-type="float">
            <text:p>6</text:p>
          </table:table-cell>
          <table:table-cell office:value-type="string" calcext:value-type="string">
            <text:p>Top, 170*120mm²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9" calcext:value-type="currency">
            <text:p>0,39 €</text:p>
          </table:table-cell>
          <table:table-cell office:value-type="string" calcext:value-type="string">
            <text:p><text:a xlink:href="https://www.amazon.de/gp/product/B0043BPUL6" xlink:type="simple">https://www.amazon.de/gp/product/B0043BPUL6</text:a></text:p>
          </table:table-cell>
          <table:table-cell office:value-type="string" calcext:value-type="string">
            <text:p>Heavy Rubber, 2mm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.00.0000</text:date>, <text:time style:data-style-name="N2" text:time-value="22:31:22.4178062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9:55:12.019464198</meta:creation-date>
    <meta:generator>LibreOffice/6.0.7.3$Linux_X86_64 LibreOffice_project/00m0$Build-3</meta:generator>
    <dc:date>2019-09-27T22:31:36.015159765</dc:date>
    <meta:editing-duration>PT6M55S</meta:editing-duration>
    <meta:editing-cycles>2</meta:editing-cycles>
    <meta:document-statistic meta:table-count="1" meta:cell-count="51" meta:object-count="0"/>
  </office:meta>
</office:document-meta>
</file>